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1.34pt" svg:height="186.38pt" svg:x="2.95pt" svg:y="88.1pt">
            <draw:object draw:notify-on-update-of-ranges="Sheet1.B2:Sheet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7.12pt" svg:height="189.61pt" svg:x="362.49pt" svg:y="82.86pt">
            <draw:object draw:notify-on-update-of-ranges="Sheet1.B3:Sheet1.E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0.66pt" svg:height="180.37pt" svg:x="13.07pt" svg:y="282.33pt">
            <draw:object draw:notify-on-update-of-ranges="Sheet1.B4:Sheet1.E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5.27pt" svg:height="177.34pt" svg:x="364.05pt" svg:y="285.39pt">
            <draw:object draw:notify-on-update-of-ranges="Sheet1.B5:Sheet1.E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 processen/n 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1" calcext:value-type="float">
            <text:p>1.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51" calcext:value-type="float">
            <text:p>1.51</text:p>
          </table:table-cell>
          <table:table-cell office:value-type="float" office:value="1.87" calcext:value-type="float">
            <text:p>1.87</text:p>
          </table:table-cell>
          <table:table-cell office:value-type="float" office:value="1.85" calcext:value-type="float">
            <text:p>1.8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.54" calcext:value-type="float">
            <text:p>18.54</text:p>
          </table:table-cell>
          <table:table-cell office:value-type="float" office:value="17.32" calcext:value-type="float">
            <text:p>17.32</text:p>
          </table:table-cell>
          <table:table-cell office:value-type="float" office:value="17.21" calcext:value-type="float">
            <text:p>17.21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40.16" calcext:value-type="float">
            <text:p>240.16</text:p>
          </table:table-cell>
          <table:table-cell office:value-type="float" office:value="235.83" calcext:value-type="float">
            <text:p>235.83</text:p>
          </table:table-cell>
          <table:table-cell office:value-type="float" office:value="234.33" calcext:value-type="float">
            <text:p>234.33</text:p>
          </table:table-cell>
          <table:table-cell office:value-type="float" office:value="231.98" calcext:value-type="float">
            <text:p>231.98</text:p>
          </table:table-cell>
        </table:table-row>
        <table:table-row table:style-name="ro1" table:number-rows-repeated="34">
          <table:table-cell table:number-columns-repeated="5"/>
        </table:table-row>
        <table:table-row table:style-name="ro2">
          <table:table-cell office:value-type="string" calcext:value-type="string">
            <text:p>Aan de gegevens te zien lijkt het erop dat multi-threading niet veel verschil maakt tenopzichte met 1 thread</text:p>
            <text:p>Bij de grafiek 1 en 2 zien we zelfs dat het langzamer is, dat is te verklaren met dat het algoritme kort genoeg </text:p>
            <text:p>Duurt dat het maken van thread langer duurt dat het algoritme zelf.</text:p>
            <text:p/>
            <text:p>Bij de laatste 2 grafieken waar de grootte van priemgetallen hoger ligt is er wel te zien dat het een kleinbeetje sneller gaat.</text:p>
            <text:p>Maar met maar een aantal seconden. 4 threads maken het algoritme maar 1.2% sneller. (grafiek 4)</text:p>
            <text:p/>
            <text:p>We kunnen dus concluderen dat multi-threading misschien een beetje zal helpen, maar alleen bij heel erg hoge getallen waar </text:p>
            <text:p>De basis single-thread al erg lang duurt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1:57:46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8:20:54.090566283</meta:creation-date>
    <dc:date>2021-03-19T22:07:10.496000000</dc:date>
    <meta:editing-duration>PT2H9M36S</meta:editing-duration>
    <meta:editing-cycles>7</meta:editing-cycles>
    <meta:generator>LibreOffice/6.2.7.1$Windows_X86_64 LibreOffice_project/23edc44b61b830b7d749943e020e96f5a7df63bf</meta:generator>
    <meta:document-statistic meta:table-count="1" meta:cell-count="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9cm" svg:height="6.576cm" xlink:href=".." xlink:type="simple" chart:class="chart:line" chart:style-name="ch1">
        <chart:legend chart:legend-position="end" svg:x="8.573cm" svg:y="2.989cm" style:legend-expansion="high" chart:style-name="ch2"/>
        <chart:plot-area chart:style-name="ch3" table:cell-range-address="Sheet1.B2:Sheet1.E2" chart:data-source-has-labels="row" svg:x="1.244cm" svg:y="0.131cm" svg:width="7.096cm" svg:height="5.333cm">
          <chartooo:coordinate-region svg:x="1.971cm" svg:y="0.331cm" svg:width="6.275cm" svg:height="4.486cm"/>
          <chart:axis chart:dimension="x" chart:name="primary-x" chart:style-name="ch4">
            <chart:title svg:x="4.034cm" svg:y="5.595cm" chart:style-name="ch5">
              <text:p>N threads</text:p>
            </chart:title>
          </chart:axis>
          <chart:axis chart:dimension="y" chart:name="primary-y" chart:style-name="ch4">
            <chart:title svg:x="0.451cm" svg:y="3.344cm" chart:style-name="ch6">
              <text:p>Tijd (s)</text:p>
            </chart:title>
            <chart:grid chart:style-name="ch7" chart:class="major"/>
          </chart:axis>
          <chart:series chart:style-name="ch8" chart:values-cell-range-address="Sheet1.B2:Sheet1.E2" loext:label-string="&quot;N = 100000&quot;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">
                <text:p>0.31</text:p>
                <draw:g>
                  <svg:desc>Sheet1.B2:Sheet1.E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4cm" svg:height="6.69cm" xlink:href=".." xlink:type="simple" chart:class="chart:line" chart:style-name="ch1">
        <chart:legend chart:legend-position="end" svg:x="8.592cm" svg:y="3.046cm" style:legend-expansion="high" chart:style-name="ch2"/>
        <chart:plot-area chart:style-name="ch3" table:cell-range-address="Sheet1.B3:Sheet1.E3" chart:data-source-has-labels="row" svg:x="1.248cm" svg:y="0.133cm" svg:width="7.107cm" svg:height="5.443cm">
          <chartooo:coordinate-region svg:x="1.975cm" svg:y="0.332cm" svg:width="6.286cm" svg:height="4.597cm"/>
          <chart:axis chart:dimension="x" chart:name="primary-x" chart:style-name="ch4">
            <chart:title svg:x="4.043cm" svg:y="5.709cm" chart:style-name="ch5">
              <text:p>N threads</text:p>
            </chart:title>
          </chart:axis>
          <chart:axis chart:dimension="y" chart:name="primary-y" chart:style-name="ch4">
            <chart:title svg:x="0.451cm" svg:y="3.348cm" chart:style-name="ch6">
              <text:p>tijd (s)</text:p>
            </chart:title>
            <chart:grid chart:style-name="ch7" chart:class="major"/>
          </chart:axis>
          <chart:series chart:style-name="ch8" chart:values-cell-range-address="Sheet1.B3:Sheet1.E3" loext:label-string="&quot;N = 1000000&quot;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">
                <text:p>1.51</text:p>
                <draw:g>
                  <svg:desc>Sheet1.B3:Sheet1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3cm" svg:height="6.364cm" xlink:href=".." xlink:type="simple" chart:class="chart:line" chart:style-name="ch1">
        <chart:legend chart:legend-position="end" svg:x="7.826cm" svg:y="2.883cm" style:legend-expansion="high" chart:style-name="ch2"/>
        <chart:plot-area chart:style-name="ch3" table:cell-range-address="Sheet1.B4:Sheet1.E4" chart:data-source-has-labels="row" svg:x="1.237cm" svg:y="0.127cm" svg:width="6.363cm" svg:height="5.129cm">
          <chartooo:coordinate-region svg:x="2.149cm" svg:y="0.326cm" svg:width="5.357cm" svg:height="4.283cm"/>
          <chart:axis chart:dimension="x" chart:name="primary-x" chart:style-name="ch4">
            <chart:title svg:x="3.66cm" svg:y="5.383cm" chart:style-name="ch5">
              <text:p>N threads</text:p>
            </chart:title>
          </chart:axis>
          <chart:axis chart:dimension="y" chart:name="primary-y" chart:style-name="ch4">
            <chart:title svg:x="0.451cm" svg:y="3.264cm" chart:style-name="ch6">
              <text:p>tijds (s)</text:p>
            </chart:title>
            <chart:grid chart:style-name="ch7" chart:class="major"/>
          </chart:axis>
          <chart:series chart:style-name="ch8" chart:values-cell-range-address="Sheet1.B4:Sheet1.E4" loext:label-string="&quot;N = 10000000&quot;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4">
                <text:p>18.54</text:p>
                <draw:g>
                  <svg:desc>Sheet1.B4:Sheet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3">
                <text:p>16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23cm" svg:height="6.257cm" xlink:href=".." xlink:type="simple" chart:class="chart:line" chart:style-name="ch1">
        <chart:legend chart:legend-position="end" svg:x="7.451cm" svg:y="2.829cm" style:legend-expansion="high" chart:style-name="ch2"/>
        <chart:plot-area chart:style-name="ch3" table:cell-range-address="Sheet1.B5:Sheet1.E5" chart:data-source-has-labels="row" svg:x="1.233cm" svg:y="0.125cm" svg:width="5.996cm" svg:height="5.026cm">
          <chartooo:coordinate-region svg:x="2.04cm" svg:y="0.324cm" svg:width="5.095cm" svg:height="4.18cm"/>
          <chart:axis chart:dimension="x" chart:name="primary-x" chart:style-name="ch4">
            <chart:title svg:x="3.473cm" svg:y="5.276cm" chart:style-name="ch5">
              <text:p>N threads</text:p>
            </chart:title>
          </chart:axis>
          <chart:axis chart:dimension="y" chart:name="primary-y" chart:style-name="ch4">
            <chart:title svg:x="0.451cm" svg:y="3.132cm" chart:style-name="ch6">
              <text:p>tijd (s)</text:p>
            </chart:title>
            <chart:grid chart:style-name="ch7" chart:class="major"/>
          </chart:axis>
          <chart:series chart:style-name="ch8" chart:values-cell-range-address="Sheet1.B5:Sheet1.E5" loext:label-string="&quot;N = 100000000&quot;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.16">
                <text:p>240.16</text:p>
                <draw:g>
                  <svg:desc>Sheet1.B5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.83">
                <text:p>235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4.33">
                <text:p>234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.98">
                <text:p>231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